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Subtitle"><text:initial-creator>mrc20</text:initial-creator></text:p>
      <text:p text:style-name="OrgSubtitle"/>
      <text:table-of-content text:style-name="OrgIndexSection" text:protected="true" text:name="Table of Contents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Contents_20_1"><text:a xlink:type="simple" xlink:href="#org6080829">1. Linux下进程的划分</text:a></text:p>
          <text:p text:style-name="Contents_20_1"><text:a xlink:type="simple" xlink:href="#orgce9f8db">2. 堆和栈的区别</text:a></text:p>
          <text:p text:style-name="Contents_20_1"><text:a xlink:type="simple" xlink:href="#org8b2d75d">3. 动态内存的申请和释放</text:a></text:p>
          <text:p text:style-name="Contents_20_1"><text:a xlink:type="simple" xlink:href="#org0e1839a">4. 常见的动态内存错误</text:a></text:p>
        </text:index-body>
      </text:table-of-content>
      <text:p text:style-name="Text_20_body">#+title Dynamic Memory Management
</text:p>
      <text:h text:style-name="Heading_20_1" text:outline-level="1" text:is-list-header="false">
<text:bookmark-start text:name="OrgXref.org6080829"/>
<text:bookmark text:name="org6080829"/>Linux下进程的划分
<text:bookmark-end text:name="OrgXref.org6080829"/></text:h>
      <text:p text:style-name="Text_20_body">Linux下的应用程序编译后生成的可执行文件（未调入到内存执行前)分为代码段(.text)、数据段(.data)、
和未初始化数据段(.bss),这三段分别存储指令机器码，初始化过的全局变量和静态局部变量，未初始化过的
全局变量和静态局部变量；局部变量所占空间和malloc申请的空间不占该文件的空间
</text:p>
      <text:h text:style-name="Heading_20_1" text:outline-level="1" text:is-list-header="false">
<text:bookmark-start text:name="OrgXref.orgce9f8db"/>
<text:bookmark text:name="orgce9f8db"/>堆和栈的区别
<text:bookmark-end text:name="OrgXref.orgce9f8db"/></text:h>
      <text:h text:style-name="Heading_20_1" text:outline-level="1" text:is-list-header="false">
<text:bookmark-start text:name="OrgXref.org8b2d75d"/>
<text:bookmark text:name="org8b2d75d"/>动态内存的申请和释放
<text:bookmark-end text:name="OrgXref.org8b2d75d"/></text:h>
      <text:h text:style-name="Heading_20_1" text:outline-level="1" text:is-list-header="false">
<text:bookmark-start text:name="OrgXref.org0e1839a"/>
<text:bookmark text:name="org0e1839a"/>常见的动态内存错误
<text:bookmark-end text:name="OrgXref.org0e1839a"/></text:h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mrc20</dc:creator>
    <meta:initial-creator>mrc20</meta:initial-creator>
    <dc:date>2022-07-17T11:44:33</dc:date>
    <meta:creation-date>2022-07-17T11:44:33</meta:creation-date>
    <meta:generator>Emacs 28.1 (Org mode 9.5.2)</meta:generator>
    <meta:keyword/>
    <dc:subject/>
    <dc:title/>
  </office:meta>
</office:document-meta>
</file>